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Cascadia Mono SemiLight" svg:font-family="'Cascadia Mono SemiLight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0pt" fo:font-weight="bold" officeooo:rsid="000c12d7" officeooo:paragraph-rsid="000c12d7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 Light" fo:font-size="9pt" fo:font-weight="bold" officeooo:rsid="000c12d7" officeooo:paragraph-rsid="000c12d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33333" loext:opacity="100%" style:font-name="Consolas" fo:font-size="9pt" fo:font-weight="bold" officeooo:rsid="000c12d7" officeooo:paragraph-rsid="000c12d7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33333" loext:opacity="100%" style:font-name="Cascadia Mono Light" fo:font-size="9pt" fo:font-weight="bold" officeooo:rsid="000c12d7" officeooo:paragraph-rsid="000c12d7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33333" loext:opacity="100%" style:font-name="Cascadia Mono SemiLight" fo:font-size="9pt" fo:font-weight="bold" officeooo:rsid="000c12d7" officeooo:paragraph-rsid="000c12d7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 Light" fo:font-size="11pt" fo:font-weight="bold" officeooo:rsid="000c12d7" officeooo:paragraph-rsid="000c12d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 Light" fo:font-size="11pt" fo:font-weight="bold" officeooo:paragraph-rsid="000fd7aa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size="11pt" fo:font-weight="bold" officeooo:rsid="00145d3e" officeooo:paragraph-rsid="00266bb9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nsolas" fo:font-size="9pt" officeooo:paragraph-rsid="000fd7aa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9pt" officeooo:paragraph-rsid="001424c4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9pt" officeooo:paragraph-rsid="000fd7aa" style:font-size-asian="7.84999990463257pt" style:font-size-complex="9pt"/>
    </style:style>
    <style:style style:name="P12" style:family="paragraph" style:parent-style-name="Standard">
      <style:paragraph-properties fo:text-align="start" style:justify-single-word="false"/>
      <style:text-properties fo:font-size="11pt" fo:font-weight="bold" officeooo:paragraph-rsid="001424c4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weight="bold" officeooo:paragraph-rsid="0011b109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weight="bold" officeooo:paragraph-rsid="00145d3e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11pt" fo:font-weight="bold" officeooo:paragraph-rsid="0015e874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scadia Mono Light" fo:font-size="9pt" style:text-underline-style="none" officeooo:paragraph-rsid="000fd7aa" style:font-size-asian="7.84999990463257pt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Cascadia Mono Light" fo:font-size="9pt" fo:font-weight="normal" officeooo:paragraph-rsid="000fd7aa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scadia Mono Light" fo:font-size="9pt" fo:font-weight="normal" officeooo:paragraph-rsid="001424c4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scadia Mono Light" fo:font-size="9pt" officeooo:paragraph-rsid="000c12d7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style:font-name="Cascadia Mono Light" fo:font-size="9pt" officeooo:paragraph-rsid="0011b109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style:font-name="Cascadia Mono Light" fo:font-size="9pt" officeooo:paragraph-rsid="00145d3e" style:font-size-asian="9pt" style:font-size-complex="9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fo:color="#666666" loext:opacity="100%" style:font-name="Cascadia Mono Light" fo:font-size="9pt" fo:font-style="italic" fo:font-weight="normal" officeooo:rsid="000c12d7" officeooo:paragraph-rsid="001791c2" style:font-size-asian="7.84999990463257pt" style:font-style-asian="italic" style:font-weight-asian="normal" style:font-size-complex="9pt" style:font-style-complex="italic" style:font-weight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scadia Mono Light" fo:font-size="9pt" fo:font-style="normal" fo:font-weight="normal" officeooo:rsid="000c12d7" officeooo:paragraph-rsid="001791c2" fo:background-color="transparent" style:font-size-asian="7.84999990463257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12b003"/>
    </style:style>
    <style:style style:name="T2" style:family="text">
      <style:text-properties fo:font-weight="normal" officeooo:rsid="000e8346" style:font-weight-asian="normal" style:font-weight-complex="normal"/>
    </style:style>
    <style:style style:name="T3" style:family="text">
      <style:text-properties fo:font-weight="normal" officeooo:rsid="0013d6a3" style:font-weight-asian="normal" style:font-weight-complex="normal"/>
    </style:style>
    <style:style style:name="T4" style:family="text">
      <style:text-properties fo:font-weight="normal" officeooo:rsid="000c12d7" style:font-weight-asian="normal" style:font-weight-complex="normal"/>
    </style:style>
    <style:style style:name="T5" style:family="text">
      <style:text-properties fo:font-weight="normal" officeooo:rsid="0011b109" style:font-weight-asian="normal" style:font-weight-complex="normal"/>
    </style:style>
    <style:style style:name="T6" style:family="text">
      <style:text-properties fo:font-weight="normal" officeooo:rsid="001424c4" style:font-weight-asian="normal" style:font-weight-complex="normal"/>
    </style:style>
    <style:style style:name="T7" style:family="text">
      <style:text-properties fo:font-weight="bold" officeooo:rsid="000c12d7" style:font-weight-asian="bold" style:font-weight-complex="bold"/>
    </style:style>
    <style:style style:name="T8" style:family="text">
      <style:text-properties fo:font-weight="bold" officeooo:rsid="0011b109" style:font-weight-asian="bold" style:font-weight-complex="bold"/>
    </style:style>
    <style:style style:name="T9" style:family="text">
      <style:text-properties style:font-name="Calibri Light" fo:font-weight="normal" officeooo:rsid="000e8346" style:font-weight-asian="normal" style:font-weight-complex="normal"/>
    </style:style>
    <style:style style:name="T10" style:family="text">
      <style:text-properties style:font-name="Calibri Light" fo:font-weight="normal" officeooo:rsid="000c12d7" style:font-weight-asian="normal" style:font-weight-complex="normal"/>
    </style:style>
    <style:style style:name="T11" style:family="text">
      <style:text-properties style:font-name="Calibri Light" fo:font-weight="normal" officeooo:rsid="000fd7aa" style:font-weight-asian="normal" style:font-weight-complex="normal"/>
    </style:style>
    <style:style style:name="T12" style:family="text">
      <style:text-properties style:font-name="Calibri Light" fo:font-weight="normal" officeooo:rsid="001424c4" style:font-weight-asian="normal" style:font-weight-complex="normal"/>
    </style:style>
    <style:style style:name="T13" style:family="text">
      <style:text-properties style:font-name="Calibri Light" fo:font-weight="normal" officeooo:rsid="0011b109" style:font-weight-asian="normal" style:font-weight-complex="normal"/>
    </style:style>
    <style:style style:name="T14" style:family="text">
      <style:text-properties style:font-name="Calibri Light" fo:font-weight="normal" officeooo:rsid="0013d6a3" style:font-weight-asian="normal" style:font-weight-complex="normal"/>
    </style:style>
    <style:style style:name="T15" style:family="text">
      <style:text-properties style:font-name="Calibri Light" fo:font-weight="normal" officeooo:rsid="000d2a3e" style:font-weight-asian="normal" style:font-weight-complex="normal"/>
    </style:style>
    <style:style style:name="T16" style:family="text">
      <style:text-properties style:font-name="Calibri Light" fo:font-weight="normal" officeooo:rsid="00145d3e" style:font-weight-asian="normal" style:font-weight-complex="normal"/>
    </style:style>
    <style:style style:name="T17" style:family="text">
      <style:text-properties style:font-name="Calibri Light" fo:font-weight="bold" officeooo:rsid="000c12d7" style:font-weight-asian="bold" style:font-weight-complex="bold"/>
    </style:style>
    <style:style style:name="T18" style:family="text">
      <style:text-properties style:font-name="Calibri Light" fo:font-weight="bold" officeooo:rsid="0011b109" style:font-weight-asian="bold" style:font-weight-complex="bold"/>
    </style:style>
    <style:style style:name="T19" style:family="text">
      <style:text-properties style:font-name="Calibri Light" fo:font-weight="bold" officeooo:rsid="00145d3e" style:font-weight-asian="bold" style:font-weight-complex="bold"/>
    </style:style>
    <style:style style:name="T20" style:family="text">
      <style:text-properties style:font-name="Calibri Light" officeooo:rsid="000c12d7"/>
    </style:style>
    <style:style style:name="T21" style:family="text">
      <style:text-properties style:font-name="Calibri Light" officeooo:rsid="0011b109"/>
    </style:style>
    <style:style style:name="T22" style:family="text">
      <style:text-properties style:font-name="Calibri Light" officeooo:rsid="000fd7aa"/>
    </style:style>
    <style:style style:name="T23" style:family="text">
      <style:text-properties style:font-name="Calibri Light" officeooo:rsid="000e8346"/>
    </style:style>
    <style:style style:name="T24" style:family="text">
      <style:text-properties style:font-name="Calibri Light" officeooo:rsid="001424c4"/>
    </style:style>
    <style:style style:name="T25" style:family="text">
      <style:text-properties style:font-name="Calibri Light" officeooo:rsid="0013d6a3"/>
    </style:style>
    <style:style style:name="T26" style:family="text">
      <style:text-properties style:font-name="Calibri Light" officeooo:rsid="000d2a3e"/>
    </style:style>
    <style:style style:name="T27" style:family="text">
      <style:text-properties style:font-name="Calibri Light" officeooo:rsid="00145d3e"/>
    </style:style>
    <style:style style:name="T28" style:family="text">
      <style:text-properties officeooo:rsid="0015e874"/>
    </style:style>
    <style:style style:name="T29" style:family="text">
      <style:text-properties officeooo:rsid="001791c2"/>
    </style:style>
    <style:style style:name="T30" style:family="text">
      <style:text-properties officeooo:rsid="000e8346"/>
    </style:style>
    <style:style style:name="T31" style:family="text">
      <style:text-properties officeooo:rsid="0013d6a3"/>
    </style:style>
    <style:style style:name="T32" style:family="text">
      <style:text-properties officeooo:rsid="000c12d7"/>
    </style:style>
    <style:style style:name="T33" style:family="text">
      <style:text-properties officeooo:rsid="0011b109"/>
    </style:style>
    <style:style style:name="T34" style:family="text">
      <style:text-properties officeooo:rsid="001424c4"/>
    </style:style>
    <style:style style:name="T35" style:family="text">
      <style:text-properties style:font-name="Cascadia Mono Light" fo:font-weight="normal" officeooo:rsid="000e8346" style:font-weight-asian="normal" style:font-weight-complex="normal"/>
    </style:style>
    <style:style style:name="T36" style:family="text">
      <style:text-properties officeooo:rsid="0026b6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1">BASH</text:span></text:p>
      <text:p text:style-name="P2"/>
      <text:p text:style-name="P6">Ejercicio 1.- <text:span text:style-name="T30">Crea</text:span> un<text:span text:style-name="T30">a función</text:span> donde se muestren los primeros 30 números <text:span text:style-name="T30">(del </text:span><text:span text:style-name="T31">1</text:span> <text:span text:style-name="T30">al</text:span> 30<text:span text:style-name="T30">)</text:span>. <text:span text:style-name="T30">Realiza la función utilizando el bucle WHILE.</text:span></text:p>
      <text:p text:style-name="P3"><text:span text:style-name="T2"/></text:p>
      <text:p text:style-name="P4"><text:span text:style-name="T2">num=1</text:span></text:p>
      <text:p text:style-name="P4"><text:span text:style-name="T2">while [ $num -le 30 ] do</text:span></text:p>
      <text:p text:style-name="P4"><text:span text:style-name="T2"><text:s text:c="4"/>echo "-&gt; $num"</text:span></text:p>
      <text:p text:style-name="P5"><text:span text:style-name="T35"><text:s text:c="4"/>n</text:span><text:span text:style-name="T2">um=$((num + 1))</text:span></text:p>
      <text:p text:style-name="P5"><text:span text:style-name="T2">done</text:span></text:p>
      <text:p text:style-name="P3"><text:span text:style-name="T2"/></text:p>
      <text:p text:style-name="P7"><text:span text:style-name="T32">Ejercicio </text:span><text:span text:style-name="T33">2</text:span><text:span text:style-name="T32">.- </text:span><text:span text:style-name="T30">Crea</text:span><text:span text:style-name="T32"> un</text:span><text:span text:style-name="T30">a función</text:span><text:span text:style-name="T32"> donde se muestren los primeros 30 números </text:span><text:span text:style-name="T30">(</text:span><text:span text:style-name="T31">del 30 al 1</text:span><text:span text:style-name="T30">)</text:span><text:span text:style-name="T32">. </text:span><text:span text:style-name="T30">Realiza la función utilizando el bucle </text:span><text:span text:style-name="T33">FOR</text:span><text:span text:style-name="T30">.</text:span></text:p>
      <text:p text:style-name="P11"><text:span text:style-name="T2"/></text:p>
      <text:p text:style-name="P16"><text:span text:style-name="T2">for (( i=30; i&gt;=1; i-- ))</text:span></text:p>
      <text:p text:style-name="P16"><text:span text:style-name="T2">do</text:span></text:p>
      <text:p text:style-name="P16"><text:span text:style-name="T2"><text:s text:c="4"/>echo "-&gt; $i"</text:span></text:p>
      <text:p text:style-name="P16"><text:span text:style-name="T2">done</text:span></text:p>
      <text:p text:style-name="P11"><text:span text:style-name="T2"/></text:p>
      <text:p text:style-name="P7"><text:span text:style-name="T32">Ejercicio </text:span><text:span text:style-name="T33">3</text:span><text:span text:style-name="T32">.- </text:span><text:span text:style-name="T30">Crea</text:span><text:span text:style-name="T32"> un</text:span><text:span text:style-name="T30">a función</text:span><text:span text:style-name="T32"> donde se muestren los primeros 10 números </text:span><text:span text:style-name="T34">(de menor a mayor) </text:span><text:span text:style-name="T32">a partir del número dado por el usuario. </text:span><text:span text:style-name="T30">Realiza la función utilizando el bucle WHILE.</text:span></text:p>
      <text:p text:style-name="P9"><text:span text:style-name="T2"/></text:p>
      <text:p text:style-name="P17"><text:span text:style-name="T30">echo "Da un número: "</text:span></text:p>
      <text:p text:style-name="P17"><text:span text:style-name="T30">read num</text:span></text:p>
      <text:p text:style-name="P17"><text:span text:style-name="T30">tope=$(($num+10))</text:span></text:p>
      <text:p text:style-name="P17"/>
      <text:p text:style-name="P17"><text:span text:style-name="T30">while [ $num -le $tope ]; do</text:span></text:p>
      <text:p text:style-name="P17"><text:span text:style-name="T30"><text:s text:c="4"/>echo "-&gt; $num"</text:span></text:p>
      <text:p text:style-name="P17"><text:span text:style-name="T30"><text:s text:c="4"/>num=$(($num+1))</text:span></text:p>
      <text:p text:style-name="P17"><text:span text:style-name="T30">done</text:span></text:p>
      <text:p text:style-name="P9"><text:span text:style-name="T2"/></text:p>
      <text:p text:style-name="P12"><text:span text:style-name="T20">Ejercicio </text:span><text:span text:style-name="T21">4</text:span><text:span text:style-name="T20">.- </text:span><text:span text:style-name="T22"><text:s/></text:span><text:span text:style-name="T23">Crea</text:span><text:span text:style-name="T20"> un</text:span><text:span text:style-name="T23">a función</text:span><text:span text:style-name="T20"> donde se muestren los </text:span><text:span text:style-name="T24">números contenidos en un rango dado por el usuario (de mayor a menor, ambos incluidos). El usuario insertará el número mínimo y máximo de dicho rango.</text:span><text:span text:style-name="T20"> </text:span><text:span text:style-name="T23">Realiza la función utilizando el bucle </text:span><text:span text:style-name="T21">FOR</text:span><text:span text:style-name="T23">.</text:span></text:p>
      <text:p text:style-name="P10"><text:span text:style-name="T2"/></text:p>
      <text:p text:style-name="P18"><text:span text:style-name="T30">echo "Principio del rango: "</text:span></text:p>
      <text:p text:style-name="P18"><text:span text:style-name="T30">read inicio</text:span></text:p>
      <text:p text:style-name="P18"><text:span text:style-name="T30">echo "Fin del rango: "</text:span></text:p>
      <text:p text:style-name="P18"><text:span text:style-name="T30">read fin</text:span></text:p>
      <text:p text:style-name="P18"/>
      <text:p text:style-name="P18"><text:span text:style-name="T30">for ((i=$fin; i&gt;=inicio; i--))</text:span></text:p>
      <text:p text:style-name="P18"><text:span text:style-name="T30">do</text:span></text:p>
      <text:p text:style-name="P18"><text:span text:style-name="T30"><text:s text:c="8"/>echo "-&gt; $i"</text:span></text:p>
      <text:p text:style-name="P18"><text:span text:style-name="T30">done</text:span></text:p>
      <text:p text:style-name="P10"><text:span text:style-name="T2"/></text:p>
      <text:p text:style-name="P12"><text:span text:style-name="T20">Ejercicio </text:span><text:span text:style-name="T21">5</text:span><text:span text:style-name="T20">.- </text:span><text:span text:style-name="T21">Crea una función</text:span><text:span text:style-name="T20"> donde se muestren los números pares del </text:span><text:span text:style-name="T21">menores que 20 (de </text:span><text:span text:style-name="T25">mayor a menor</text:span><text:span text:style-name="T21">)</text:span><text:span text:style-name="T20">. </text:span><text:span text:style-name="T23">Realiza la función utilizando el bucle WHILE.</text:span></text:p>
      <text:p text:style-name="P19"><text:span text:style-name="T2"/></text:p>
      <text:p text:style-name="P19"><text:span text:style-name="T2">echo "Número pares menores que 20 de mayor a menor"</text:span></text:p>
      <text:p text:style-name="P19"><text:span text:style-name="T2"/></text:p>
      <text:p text:style-name="P19"><text:span text:style-name="T2">i=20</text:span></text:p>
      <text:p text:style-name="P19"><text:span text:style-name="T2">while [ $i -ge 1 <text:s/>]; do</text:span></text:p>
      <text:p text:style-name="P19"><text:span text:style-name="T2"><text:s text:c="8"/>modulo=$(($i%2))</text:span></text:p>
      <text:p text:style-name="P19"><text:span text:style-name="T2"><text:s text:c="8"/>if [ $modulo -eq 0 ]; then</text:span></text:p>
      <text:p text:style-name="P19"><text:span text:style-name="T2"><text:s text:c="16"/>echo "-&gt; $i"</text:span></text:p>
      <text:p text:style-name="P19"><text:span text:style-name="T2"><text:s text:c="8"/>fi</text:span></text:p>
      <text:p text:style-name="P19"><text:span text:style-name="T2"><text:s text:c="8"/>i=$(($i-1))</text:span></text:p>
      <text:p text:style-name="P19"><text:span text:style-name="T2">done</text:span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3"><text:soft-page-break/><text:span text:style-name="T20">Ejercicio </text:span><text:span text:style-name="T21">6</text:span><text:span text:style-name="T20">.- </text:span><text:span text:style-name="T21">Crea</text:span><text:span text:style-name="T20"> un</text:span><text:span text:style-name="T21">a función</text:span><text:span text:style-name="T20"> donde se muestren los números </text:span><text:span text:style-name="T26">divisibles entre 3, menores que el número dado por el usuario </text:span><text:span text:style-name="T21">(de </text:span><text:span text:style-name="T25">menor</text:span><text:span text:style-name="T21"> a mayor)</text:span><text:span text:style-name="T26">. </text:span><text:span text:style-name="T23">Realiza la función utilizando el bucle </text:span><text:span text:style-name="T21">FOR</text:span><text:span text:style-name="T23">.</text:span></text:p>
      <text:p text:style-name="P20"><text:span text:style-name="T4"/></text:p>
      <text:p text:style-name="P20"><text:span text:style-name="T4">echo "De un número: "</text:span></text:p>
      <text:p text:style-name="P20"><text:span text:style-name="T4">read num</text:span></text:p>
      <text:p text:style-name="P20"><text:span text:style-name="T4"/></text:p>
      <text:p text:style-name="P20"><text:span text:style-name="T4">for (( i=0; i&lt;=$num; i++))</text:span></text:p>
      <text:p text:style-name="P20"><text:span text:style-name="T4">do</text:span></text:p>
      <text:p text:style-name="P20"><text:span text:style-name="T4"><text:s text:c="8"/>divisible=$(($i%3))</text:span></text:p>
      <text:p text:style-name="P20"><text:span text:style-name="T4"><text:s text:c="8"/>if [ $divisible -eq 0 ]; then</text:span></text:p>
      <text:p text:style-name="P20"><text:span text:style-name="T4"><text:s text:c="16"/>echo "-&gt; $i"</text:span></text:p>
      <text:p text:style-name="P20"><text:span text:style-name="T4"><text:s text:c="8"/>fi</text:span></text:p>
      <text:p text:style-name="P20"><text:span text:style-name="T4">done</text:span></text:p>
      <text:p text:style-name="P20"><text:span text:style-name="T4"/></text:p>
      <text:p text:style-name="P14"><text:span text:style-name="T20">Ejercicio </text:span><text:span text:style-name="T27">7</text:span><text:span text:style-name="T20">.- </text:span><text:span text:style-name="T21">Crea</text:span><text:span text:style-name="T20"> un</text:span><text:span text:style-name="T21">a función</text:span><text:span text:style-name="T20"> donde </text:span><text:span text:style-name="T27">el usuario deba pulsar la letra “a”</text:span><text:span text:style-name="T23">. </text:span><text:span text:style-name="T27">Cuando el usuario pulse la letra “a”, la función mostrará una frase y finalizará. </text:span><text:span text:style-name="T23">Realiza la función utilizando el bucle WHILE.</text:span></text:p>
      <text:p text:style-name="P21"><text:span text:style-name="T4"/></text:p>
      <text:p text:style-name="P21"><text:span text:style-name="T4">fin=""</text:span></text:p>
      <text:p text:style-name="P21"><text:span text:style-name="T4">while [ "$fin" != "fin" ]; do</text:span></text:p>
      <text:p text:style-name="P21"><text:span text:style-name="T4"><text:s text:c="8"/>echo "Escribe una letra: "</text:span></text:p>
      <text:p text:style-name="P21"><text:span text:style-name="T4"><text:s text:c="8"/>read letra</text:span></text:p>
      <text:p text:style-name="P21"><text:span text:style-name="T4"><text:s text:c="8"/>if [ $letra = "a" ]; then</text:span></text:p>
      <text:p text:style-name="P21"><text:span text:style-name="T4"><text:s text:c="16"/>echo "Has pulsado la letra 'a'. Saliendo..."</text:span></text:p>
      <text:p text:style-name="P21"><text:span text:style-name="T4"><text:s text:c="16"/>fin="fin"</text:span></text:p>
      <text:p text:style-name="P21"><text:span text:style-name="T4"><text:s text:c="8"/>fi</text:span></text:p>
      <text:p text:style-name="P21"><text:span text:style-name="T4">done</text:span></text:p>
      <text:p text:style-name="P21"><text:span text:style-name="T4"/></text:p>
      <text:p text:style-name="P15"><text:span text:style-name="T27">Ejercicio 8.- Crea una función donde el usuario tenga 10 oportunidades para acertar un número aleatorio del 1 al 100 generado por la máquina. Realiza la función utilizando el bucle FOR.</text:span></text:p>
      <text:p text:style-name="P8"><text:tab/>- <text:span text:style-name="T28">Si el usuario acierta el número, la función mostrará el número de intentos que ha necesitado</text:span></text:p>
      <text:p text:style-name="P8"><text:tab/>- <text:span text:style-name="T28">Si el usuario </text:span><text:span text:style-name="T36">no </text:span><text:span text:style-name="T28">acierta el número, la función mostrará </text:span><text:span text:style-name="T29">el número aleatorio que tenía que acertar</text:span></text:p>
      <text:p text:style-name="P22"/>
      <text:p text:style-name="P23">echo "Relación 4 - Ejercicio 8"</text:p>
      <text:p text:style-name="P23">echo ""</text:p>
      <text:p text:style-name="P23">echo "Adivina el número (1-100) en 10 intentos"</text:p>
      <text:p text:style-name="P23"/>
      <text:p text:style-name="P23">numSecreto=$(($RANDOM%100+1))</text:p>
      <text:p text:style-name="P23">acertado="no"</text:p>
      <text:p text:style-name="P23"/>
      <text:p text:style-name="P23">for (( i=1; i&lt;=10; i++))</text:p>
      <text:p text:style-name="P23">do</text:p>
      <text:p text:style-name="P23"><text:s text:c="8"/>echo "Número: "</text:p>
      <text:p text:style-name="P23"><text:s text:c="8"/>read num</text:p>
      <text:p text:style-name="P23"><text:s text:c="8"/>if [ $num -eq $numSecreto ]; then</text:p>
      <text:p text:style-name="P23"><text:s text:c="16"/>echo "Adivinaste el número en '$i' intentos"</text:p>
      <text:p text:style-name="P23"><text:s text:c="16"/>acertado="si"</text:p>
      <text:p text:style-name="P23"><text:s text:c="8"/>else</text:p>
      <text:p text:style-name="P23"><text:s text:c="16"/>echo "No es correcto, intenta otra vez."</text:p>
      <text:p text:style-name="P23"><text:s text:c="8"/>fi</text:p>
      <text:p text:style-name="P23"/>
      <text:p text:style-name="P23"><text:s text:c="8"/>#Salir del bucle si acertó</text:p>
      <text:p text:style-name="P23"><text:s text:c="8"/>if [ "$acertado" = "si" ]; then</text:p>
      <text:p text:style-name="P23"><text:s text:c="16"/>i=11</text:p>
      <text:p text:style-name="P23"><text:s text:c="8"/>fi</text:p>
      <text:p text:style-name="P23"/>
      <text:p text:style-name="P23">done</text:p>
      <text:p text:style-name="P23"/>
      <text:p text:style-name="P23">if [ "$acertado" = "no" ]; then</text:p>
      <text:p text:style-name="P23"><text:s text:c="8"/>echo "El número secreto era: '$numSecreto'"</text:p>
      <text:p text:style-name="P23">fi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Cascadia Mono SemiLight" svg:font-family="'Cascadia Mono SemiLight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7T08:19:43.487000000</meta:creation-date>
    <dc:date>2025-05-13T20:35:06.115000000</dc:date>
    <meta:editing-duration>PT2H31M40S</meta:editing-duration>
    <meta:editing-cycles>17</meta:editing-cycles>
    <meta:generator>LibreOffice/24.2.0.3$Windows_X86_64 LibreOffice_project/da48488a73ddd66ea24cf16bbc4f7b9c08e9bea1</meta:generator>
    <meta:document-statistic meta:table-count="0" meta:image-count="0" meta:object-count="0" meta:page-count="2" meta:paragraph-count="85" meta:word-count="521" meta:character-count="3151" meta:non-whitespace-character-count="2396"/>
  </office:meta>
</office:document-meta>
</file>